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52in"/>
    </style:style>
    <style:style style:name="co2" style:family="table-column">
      <style:table-column-properties fo:break-before="auto" style:column-width="0.6728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2.9126in"/>
    </style:style>
    <style:style style:name="co5" style:family="table-column">
      <style:table-column-properties fo:break-before="auto" style:column-width="8.75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Order Code</text:p>
          </table:table-cell>
          <table:table-cell office:value-type="string">
            <text:p>Quantity</text:p>
          </table:table-cell>
          <table:table-cell office:value-type="string">
            <text:p>Mfg. Code</text:p>
          </table:table-cell>
          <table:table-cell office:value-type="string">
            <text:p>Mfg Name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515574">
            <text:p>2515574</text:p>
          </table:table-cell>
          <table:table-cell office:value-type="float" office:value="2">
            <text:p>2</text:p>
          </table:table-cell>
          <table:table-cell office:value-type="string">
            <text:p>MAX31865ATP+</text:p>
          </table:table-cell>
          <table:table-cell office:value-type="string">
            <text:p>MAXIM INTEGRATED PRODUCTS</text:p>
          </table:table-cell>
          <table:table-cell office:value-type="string">
            <text:p>MAXIM INTEGRATED PRODUCTS <text:s/>Temperature Sensor IC, RTD, Digital, ± 0.5°C, -40 °C, 125 °C, TQFN, 20 Pins</text:p>
          </table:table-cell>
        </table:table-row>
        <table:table-row table:style-name="ro2">
          <table:table-cell office:value-type="float" office:value="1669752">
            <text:p>1669752</text:p>
          </table:table-cell>
          <table:table-cell office:value-type="float" office:value="10">
            <text:p>10</text:p>
          </table:table-cell>
          <table:table-cell office:value-type="string">
            <text:p>MPZ2012S221A</text:p>
          </table:table-cell>
          <table:table-cell office:value-type="string">
            <text:p>TDK</text:p>
          </table:table-cell>
          <table:table-cell office:value-type="string">
            <text:p>TDK <text:s/>Ferrite Bead, 0805 [2012 Metric], 220 ohm, 3 A, MPZ Series, 0.04 ohm, ± 25%</text:p>
          </table:table-cell>
        </table:table-row>
        <table:table-row table:style-name="ro2">
          <table:table-cell office:value-type="float" office:value="2822172">
            <text:p>2822172</text:p>
          </table:table-cell>
          <table:table-cell office:value-type="float" office:value="5">
            <text:p>5</text:p>
          </table:table-cell>
          <table:table-cell office:value-type="string">
            <text:p>TMC2224-LA-T</text:p>
          </table:table-cell>
          <table:table-cell office:value-type="string">
            <text:p>TRINAMIC</text:p>
          </table:table-cell>
          <table:table-cell office:value-type="string">
            <text:p>TRINAMIC <text:s/>Motor Driver/Controller, Stepper, UART, 1 Output, 4.75 V to 36 V Supply, 1.4 A Out, QFN-28</text:p>
          </table:table-cell>
        </table:table-row>
        <table:table-row table:style-name="ro2">
          <table:table-cell office:value-type="float" office:value="2496341">
            <text:p>2496341</text:p>
          </table:table-cell>
          <table:table-cell office:value-type="float" office:value="1">
            <text:p>1</text:p>
          </table:table-cell>
          <table:table-cell office:value-type="string">
            <text:p>SN74CB3Q3251PWR</text:p>
          </table:table-cell>
          <table:table-cell office:value-type="string">
            <text:p>TEXAS INSTRUMENTS</text:p>
          </table:table-cell>
          <table:table-cell office:value-type="string">
            <text:p>TEXAS INSTRUMENTS <text:s/>Multiplexer / Demultiplexer Bus Switch, CB3Q Family, 1 Channels, 1:8, 2.3 V to 3.6 V, TSSOP-16</text:p>
          </table:table-cell>
        </table:table-row>
        <table:table-row table:style-name="ro2">
          <table:table-cell office:value-type="float" office:value="7261403">
            <text:p>7261403</text:p>
          </table:table-cell>
          <table:table-cell office:value-type="float" office:value="1">
            <text:p>1</text:p>
          </table:table-cell>
          <table:table-cell office:value-type="string">
            <text:p>TS2940CW-3.3 RP</text:p>
          </table:table-cell>
          <table:table-cell office:value-type="string">
            <text:p>TAIWAN SEMICONDUCTOR</text:p>
          </table:table-cell>
          <table:table-cell office:value-type="string">
            <text:p>TAIWAN SEMICONDUCTOR <text:s/>Fixed LDO Voltage Regulator, 0V to 35V, 600mV Dropout, 3.3Vout, 1Aout, SOT-223-3</text:p>
          </table:table-cell>
        </table:table-row>
        <table:table-row table:style-name="ro2">
          <table:table-cell office:value-type="float" office:value="2292371">
            <text:p>2292371</text:p>
          </table:table-cell>
          <table:table-cell office:value-type="float" office:value="20">
            <text:p>20</text:p>
          </table:table-cell>
          <table:table-cell office:value-type="string">
            <text:p>HI1206T500R-10</text:p>
          </table:table-cell>
          <table:table-cell office:value-type="string">
            <text:p>LAIRD</text:p>
          </table:table-cell>
          <table:table-cell office:value-type="string">
            <text:p>LAIRD <text:s/>Ferrite Bead, 1206 [3216 Metric], 50 ohm, 6 A, HI Series, 0.01 ohm</text:p>
          </table:table-cell>
        </table:table-row>
        <table:table-row table:style-name="ro2">
          <table:table-cell office:value-type="float" office:value="2292537">
            <text:p>2292537</text:p>
          </table:table-cell>
          <table:table-cell office:value-type="float" office:value="1">
            <text:p>1</text:p>
          </table:table-cell>
          <table:table-cell office:value-type="string">
            <text:p>TYS6045100M-10</text:p>
          </table:table-cell>
          <table:table-cell office:value-type="string">
            <text:p>LAIRD</text:p>
          </table:table-cell>
          <table:table-cell office:value-type="string">
            <text:p>LAIRD <text:s/>Power Inductor (SMD), 10 µH, 2.45 A, Shielded, 3.2 A, TYS Series, 6mm x 6mm x 4.5mm</text:p>
          </table:table-cell>
        </table:table-row>
        <table:table-row table:style-name="ro2">
          <table:table-cell office:value-type="float" office:value="2534550">
            <text:p>2534550</text:p>
          </table:table-cell>
          <table:table-cell office:value-type="float" office:value="1">
            <text:p>1</text:p>
          </table:table-cell>
          <table:table-cell office:value-type="float" office:value="74479299210">
            <text:p>74479299210</text:p>
          </table:table-cell>
          <table:table-cell office:value-type="string">
            <text:p>WURTH ELEKTRONIK</text:p>
          </table:table-cell>
          <table:table-cell office:value-type="string">
            <text:p>WURTH ELEKTRONIK <text:s/>Power Inductor (SMD), 1 µH, Shielded, 5.2 A, WE-PMCI Series, 1210 [3225 Metric]</text:p>
          </table:table-cell>
        </table:table-row>
        <table:table-row table:style-name="ro2">
          <table:table-cell office:value-type="float" office:value="2834883">
            <text:p>2834883</text:p>
          </table:table-cell>
          <table:table-cell office:value-type="float" office:value="1">
            <text:p>1</text:p>
          </table:table-cell>
          <table:table-cell office:value-type="string">
            <text:p>0ZCJ0020FF2E</text:p>
          </table:table-cell>
          <table:table-cell office:value-type="string">
            <text:p>BEL FUSE - CIRCUIT PROTECTION</text:p>
          </table:table-cell>
          <table:table-cell office:value-type="string">
            <text:p>BEL FUSE - CIRCUIT PROTECTION <text:s/>PPTC Resettable Fuse, SMD, 0ZCJ Series, 200 mA, 400 mA, 30 VDC, -40 °C</text:p>
          </table:table-cell>
        </table:table-row>
        <table:table-row table:style-name="ro2">
          <table:table-cell office:value-type="float" office:value="2889217">
            <text:p>2889217</text:p>
          </table:table-cell>
          <table:table-cell office:value-type="float" office:value="5">
            <text:p>5</text:p>
          </table:table-cell>
          <table:table-cell office:value-type="string">
            <text:p>SL04-HE3-08</text:p>
          </table:table-cell>
          <table:table-cell office:value-type="string">
            <text:p>VISHAY</text:p>
          </table:table-cell>
          <table:table-cell office:value-type="string">
            <text:p>VISHAY <text:s/>Schottky Rectifier, 40 V, 1.1 A, Single, DO-219AB, 2 Pins, 540 mV</text:p>
          </table:table-cell>
        </table:table-row>
        <table:table-row table:style-name="ro1">
          <table:table-cell office:value-type="float" office:value="2504957">
            <text:p>2504957</text:p>
          </table:table-cell>
          <table:table-cell office:value-type="float" office:value="3">
            <text:p>3</text:p>
          </table:table-cell>
          <table:table-cell office:value-type="string">
            <text:p>ACPP06034K7BE</text:p>
          </table:table-cell>
          <table:table-cell office:value-type="string">
            <text:p>ARCOL</text:p>
          </table:table-cell>
          <table:table-cell office:value-type="string">
            <text:p>ARCOL <text:s/>SMD Chip Resistor, Precision Passivated, 4.7 kohm, ACPP Series, 50 V, Thin Film, 0603 [1608 Metric]</text:p>
          </table:table-cell>
        </table:table-row>
        <table:table-row table:style-name="ro2">
          <table:table-cell office:value-type="float" office:value="2861442">
            <text:p>2861442</text:p>
          </table:table-cell>
          <table:table-cell office:value-type="float" office:value="10">
            <text:p>10</text:p>
          </table:table-cell>
          <table:table-cell office:value-type="string">
            <text:p>CRGCQ0603F27R</text:p>
          </table:table-cell>
          <table:table-cell office:value-type="string">
            <text:p>TE CONNECTIVITY</text:p>
          </table:table-cell>
          <table:table-cell office:value-type="string">
            <text:p>TE CONNECTIVITY <text:s/>SMD Chip Resistor, 27 ohm, CRGCQ Series, 75 V, Thick Film, 0603 [1608 Metric], 100 mW</text:p>
          </table:table-cell>
        </table:table-row>
        <table:table-row table:style-name="ro2">
          <table:table-cell office:value-type="float" office:value="1081192">
            <text:p>1081192</text:p>
          </table:table-cell>
          <table:table-cell office:value-type="float" office:value="5">
            <text:p>5</text:p>
          </table:table-cell>
          <table:table-cell office:value-type="string">
            <text:p>BAT54C,215</text:p>
          </table:table-cell>
          <table:table-cell office:value-type="string">
            <text:p>NEXPERIA</text:p>
          </table:table-cell>
          <table:table-cell office:value-type="string">
            <text:p>NEXPERIA <text:s/>Small Signal Schottky Diode, Dual Common Cathode, 30 V, 200 mA, 800 mV, 600 mA, 150 °C</text:p>
          </table:table-cell>
        </table:table-row>
        <table:table-row table:style-name="ro2">
          <table:table-cell office:value-type="float" office:value="2116426">
            <text:p>2116426</text:p>
          </table:table-cell>
          <table:table-cell office:value-type="float" office:value="10">
            <text:p>10</text:p>
          </table:table-cell>
          <table:table-cell office:value-type="string">
            <text:p>RLP73K2BR12JTD</text:p>
          </table:table-cell>
          <table:table-cell office:value-type="string">
            <text:p>TE CONNECTIVITY</text:p>
          </table:table-cell>
          <table:table-cell office:value-type="string">
            <text:p>TE CONNECTIVITY <text:s/>SMD Current Sense Resistor, 0.12 ohm, RL73 Series, 1206 [3216 Metric], 500 mW, ± 5%, Thick Film</text:p>
          </table:table-cell>
        </table:table-row>
        <table:table-row table:style-name="ro1">
          <table:table-cell office:value-type="float" office:value="2908248">
            <text:p>2908248</text:p>
          </table:table-cell>
          <table:table-cell office:value-type="float" office:value="30">
            <text:p>30</text:p>
          </table:table-cell>
          <table:table-cell office:value-type="string">
            <text:p>CR0603-FX-1002GLF</text:p>
          </table:table-cell>
          <table:table-cell office:value-type="string">
            <text:p>BOURNS</text:p>
          </table:table-cell>
          <table:table-cell office:value-type="string">
            <text:p>BOURNS <text:s/>SMD Chip Resistor, 10 kohm, CR Series, 50 V, Thick Film, 0603 [1608 Metric], 100 mW</text:p>
          </table:table-cell>
        </table:table-row>
        <table:table-row table:style-name="ro1">
          <table:table-cell office:value-type="float" office:value="2861477">
            <text:p>2861477</text:p>
          </table:table-cell>
          <table:table-cell office:value-type="float" office:value="10">
            <text:p>10</text:p>
          </table:table-cell>
          <table:table-cell office:value-type="string">
            <text:p>CRGCQ0603F22K</text:p>
          </table:table-cell>
          <table:table-cell office:value-type="string">
            <text:p>TE CONNECTIVITY</text:p>
          </table:table-cell>
          <table:table-cell office:value-type="string">
            <text:p>TE CONNECTIVITY <text:s/>SMD Chip Resistor, 22 kohm, CRGCQ Series, 75 V, Thick Film, 0603 [1608 Metric], 100 mW</text:p>
          </table:table-cell>
        </table:table-row>
        <table:table-row table:style-name="ro1">
          <table:table-cell office:value-type="float" office:value="2074166">
            <text:p>2074166</text:p>
          </table:table-cell>
          <table:table-cell office:value-type="float" office:value="10">
            <text:p>10</text:p>
          </table:table-cell>
          <table:table-cell office:value-type="string">
            <text:p>MCSR06X1001FTL</text:p>
          </table:table-cell>
          <table:table-cell office:value-type="string">
            <text:p>MULTICOMP</text:p>
          </table:table-cell>
          <table:table-cell office:value-type="string">
            <text:p>MULTICOMP <text:s/>SMD Chip Resistor, 1 kohm, MCSR 06 Series, 75 V, Ceramic, 0603 [1608 Metric], 100 mW</text:p>
          </table:table-cell>
        </table:table-row>
        <table:table-row table:style-name="ro1">
          <table:table-cell office:value-type="float" office:value="2447363">
            <text:p>2447363</text:p>
          </table:table-cell>
          <table:table-cell office:value-type="float" office:value="10">
            <text:p>10</text:p>
          </table:table-cell>
          <table:table-cell office:value-type="string">
            <text:p>MCWR06X3901FTL</text:p>
          </table:table-cell>
          <table:table-cell office:value-type="string">
            <text:p>MULTICOMP</text:p>
          </table:table-cell>
          <table:table-cell office:value-type="string">
            <text:p>MULTICOMP <text:s/>SMD Chip Resistor, 3.9 kohm, MCWR Series, 50 V, Thick Film, 0603 [1608 Metric], 100 mW</text:p>
          </table:table-cell>
        </table:table-row>
        <table:table-row table:style-name="ro1">
          <table:table-cell office:value-type="float" office:value="2861497">
            <text:p>2861497</text:p>
          </table:table-cell>
          <table:table-cell office:value-type="float" office:value="10">
            <text:p>10</text:p>
          </table:table-cell>
          <table:table-cell office:value-type="string">
            <text:p>CRGCQ0603F1M0</text:p>
          </table:table-cell>
          <table:table-cell office:value-type="string">
            <text:p>TE CONNECTIVITY</text:p>
          </table:table-cell>
          <table:table-cell office:value-type="string">
            <text:p>TE CONNECTIVITY <text:s/>SMD Chip Resistor, 1 Mohm, CRGCQ Series, 75 V, Thick Film, 0603 [1608 Metric], 100 mW</text:p>
          </table:table-cell>
        </table:table-row>
        <table:table-row table:style-name="ro2">
          <table:table-cell office:value-type="float" office:value="2496924">
            <text:p>2496924</text:p>
          </table:table-cell>
          <table:table-cell office:value-type="float" office:value="20">
            <text:p>20</text:p>
          </table:table-cell>
          <table:table-cell office:value-type="string">
            <text:p>0603X225K6R3CT</text:p>
          </table:table-cell>
          <table:table-cell office:value-type="string">
            <text:p>WALSIN</text:p>
          </table:table-cell>
          <table:table-cell office:value-type="string">
            <text:p>WALSIN <text:s/>SMD Multilayer Ceramic Capacitor, 2.2 µF, 6.3 V, 0603 [1608 Metric], ± 10%, X5R</text:p>
          </table:table-cell>
        </table:table-row>
        <table:table-row table:style-name="ro2">
          <table:table-cell office:value-type="float" office:value="2896440">
            <text:p>2896440</text:p>
          </table:table-cell>
          <table:table-cell office:value-type="float" office:value="10">
            <text:p>10</text:p>
          </table:table-cell>
          <table:table-cell office:value-type="string">
            <text:p>VJ0603Y223KXACW1BC</text:p>
          </table:table-cell>
          <table:table-cell office:value-type="string">
            <text:p>VISHAY</text:p>
          </table:table-cell>
          <table:table-cell office:value-type="string">
            <text:p>VISHAY <text:s/>SMD Multilayer Ceramic Capacitor, 22000 pF, 50 V, 0603 [1608 Metric], ± 10%, X7R, VJ Series</text:p>
          </table:table-cell>
        </table:table-row>
        <table:table-row table:style-name="ro2">
          <table:table-cell office:value-type="float" office:value="2896419">
            <text:p>2896419</text:p>
          </table:table-cell>
          <table:table-cell office:value-type="float" office:value="10">
            <text:p>10</text:p>
          </table:table-cell>
          <table:table-cell office:value-type="string">
            <text:p>VJ0603Y103KXAPW1BC</text:p>
          </table:table-cell>
          <table:table-cell office:value-type="string">
            <text:p>VISHAY</text:p>
          </table:table-cell>
          <table:table-cell office:value-type="string">
            <text:p>VISHAY <text:s/>SMD Multilayer Ceramic Capacitor, 10000 pF, 50 V, 0603 [1608 Metric], ± 10%, X7R, VJ Series</text:p>
          </table:table-cell>
        </table:table-row>
        <table:table-row table:style-name="ro2">
          <table:table-cell office:value-type="float" office:value="2362105">
            <text:p>2362105</text:p>
          </table:table-cell>
          <table:table-cell office:value-type="float" office:value="5">
            <text:p>5</text:p>
          </table:table-cell>
          <table:table-cell office:value-type="string">
            <text:p>GRM21BR60J106KE01L</text:p>
          </table:table-cell>
          <table:table-cell office:value-type="string">
            <text:p>MURATA</text:p>
          </table:table-cell>
          <table:table-cell office:value-type="string">
            <text:p>MURATA <text:s/>SMD Multilayer Ceramic Capacitor, 10 µF, 6.3 V, 0805 [2012 Metric], ± 10%, X5R, GRM Series</text:p>
          </table:table-cell>
        </table:table-row>
        <table:table-row table:style-name="ro2">
          <table:table-cell office:value-type="float" office:value="2112852">
            <text:p>2112852</text:p>
          </table:table-cell>
          <table:table-cell office:value-type="float" office:value="5">
            <text:p>5</text:p>
          </table:table-cell>
          <table:table-cell office:value-type="string">
            <text:p>LMK212B7475KG-T</text:p>
          </table:table-cell>
          <table:table-cell office:value-type="string">
            <text:p>TAIYO YUDEN</text:p>
          </table:table-cell>
          <table:table-cell office:value-type="string">
            <text:p>TAIYO YUDEN <text:s/>SMD Multilayer Ceramic Capacitor, 4.7 µF, 10 V, 0805 [2012 Metric], ± 10%, X7R, M Series</text:p>
          </table:table-cell>
        </table:table-row>
        <table:table-row table:style-name="ro2">
          <table:table-cell office:value-type="float" office:value="2611949">
            <text:p>2611949</text:p>
          </table:table-cell>
          <table:table-cell office:value-type="float" office:value="10">
            <text:p>10</text:p>
          </table:table-cell>
          <table:table-cell office:value-type="string">
            <text:p>GRM319R6YA106KA12D</text:p>
          </table:table-cell>
          <table:table-cell office:value-type="string">
            <text:p>MURATA</text:p>
          </table:table-cell>
          <table:table-cell office:value-type="string">
            <text:p>MURATA <text:s/>SMD Multilayer Ceramic Capacitor, 10 µF, 35 V, 1206 [3216 Metric], ± 10%, X5R, GRM Series</text:p>
          </table:table-cell>
        </table:table-row>
        <table:table-row table:style-name="ro1">
          <table:table-cell office:value-type="float" office:value="1868417">
            <text:p>1868417</text:p>
          </table:table-cell>
          <table:table-cell office:value-type="float" office:value="7">
            <text:p>7</text:p>
          </table:table-cell>
          <table:table-cell office:value-type="string">
            <text:p>EEEFT1V101AP</text:p>
          </table:table-cell>
          <table:table-cell office:value-type="string">
            <text:p>PANASONIC ELECTRONIC COMPONENTS</text:p>
          </table:table-cell>
          <table:table-cell office:value-type="string">
            <text:p>PANASONIC ELECTRONIC COMPONENTS <text:s/>SMD Aluminium Electrolytic Capacitor, Radial Can - SMD, 100 µF, 35 V, 0.26 ohm, FT Series</text:p>
          </table:table-cell>
        </table:table-row>
        <table:table-row table:style-name="ro1">
          <table:table-cell office:value-type="float" office:value="2861485">
            <text:p>2861485</text:p>
          </table:table-cell>
          <table:table-cell office:value-type="float" office:value="10">
            <text:p>10</text:p>
          </table:table-cell>
          <table:table-cell office:value-type="string">
            <text:p>CRGCQ0603F100K</text:p>
          </table:table-cell>
          <table:table-cell office:value-type="string">
            <text:p>TE CONNECTIVITY</text:p>
          </table:table-cell>
          <table:table-cell office:value-type="string">
            <text:p>TE CONNECTIVITY <text:s/>SMD Chip Resistor, 100 kohm, CRGCQ Series, 75 V, Thick Film, 0603 [1608 Metric], 100 mW</text:p>
          </table:table-cell>
        </table:table-row>
        <table:table-row table:style-name="ro1">
          <table:table-cell office:value-type="float" office:value="2447385">
            <text:p>2447385</text:p>
          </table:table-cell>
          <table:table-cell office:value-type="float" office:value="10">
            <text:p>10</text:p>
          </table:table-cell>
          <table:table-cell office:value-type="string">
            <text:p>MCWR06X4701FTL</text:p>
          </table:table-cell>
          <table:table-cell office:value-type="string">
            <text:p>MULTICOMP</text:p>
          </table:table-cell>
          <table:table-cell office:value-type="string">
            <text:p>MULTICOMP <text:s/>SMD Chip Resistor, 4.7 kohm, MCWR Series, 50 V, Thick Film, 0603 [1608 Metric], 100 mW</text:p>
          </table:table-cell>
        </table:table-row>
        <table:table-row table:style-name="ro1">
          <table:table-cell office:value-type="float" office:value="2078911">
            <text:p>2078911</text:p>
          </table:table-cell>
          <table:table-cell office:value-type="float" office:value="10">
            <text:p>10</text:p>
          </table:table-cell>
          <table:table-cell office:value-type="string">
            <text:p>ASC0603-2K2FT5</text:p>
          </table:table-cell>
          <table:table-cell office:value-type="string">
            <text:p>TT ELECTRONICS / WELWYN</text:p>
          </table:table-cell>
          <table:table-cell office:value-type="string">
            <text:p>TT ELECTRONICS / WELWYN <text:s/>SMD Chip Resistor, 2.2 kohm, ASC Series, 50 V, Thick Film, 0603 [1608 Metric], 100 mW</text:p>
          </table:table-cell>
        </table:table-row>
        <table:table-row table:style-name="ro2">
          <table:table-cell office:value-type="float" office:value="2074202">
            <text:p>2074202</text:p>
          </table:table-cell>
          <table:table-cell office:value-type="float" office:value="10">
            <text:p>10</text:p>
          </table:table-cell>
          <table:table-cell office:value-type="string">
            <text:p>MCSR06X1800FTL</text:p>
          </table:table-cell>
          <table:table-cell office:value-type="string">
            <text:p>MULTICOMP</text:p>
          </table:table-cell>
          <table:table-cell office:value-type="string">
            <text:p>MULTICOMP <text:s/>SMD Chip Resistor, 180 ohm, MCSR 06 Series, 75 V, Ceramic, 0603 [1608 Metric], 100 mW</text:p>
          </table:table-cell>
        </table:table-row>
        <table:table-row table:style-name="ro2">
          <table:table-cell office:value-type="float" office:value="2447419">
            <text:p>2447419</text:p>
          </table:table-cell>
          <table:table-cell office:value-type="float" office:value="10">
            <text:p>10</text:p>
          </table:table-cell>
          <table:table-cell office:value-type="string">
            <text:p>MCWR06X6800FTL</text:p>
          </table:table-cell>
          <table:table-cell office:value-type="string">
            <text:p>MULTICOMP</text:p>
          </table:table-cell>
          <table:table-cell office:value-type="string">
            <text:p>MULTICOMP <text:s/>SMD Chip Resistor, 680 ohm, MCWR Series, 50 V, Thick Film, 0603 [1608 Metric], 100 mW</text:p>
          </table:table-cell>
        </table:table-row>
        <table:table-row table:style-name="ro1">
          <table:table-cell office:value-type="float" office:value="2447362">
            <text:p>2447362</text:p>
          </table:table-cell>
          <table:table-cell office:value-type="float" office:value="10">
            <text:p>10</text:p>
          </table:table-cell>
          <table:table-cell office:value-type="string">
            <text:p>MCWR06X3601FTL</text:p>
          </table:table-cell>
          <table:table-cell office:value-type="string">
            <text:p>MULTICOMP</text:p>
          </table:table-cell>
          <table:table-cell office:value-type="string">
            <text:p>MULTICOMP <text:s/>SMD Chip Resistor, 3.6 kohm, MCWR Series, 50 V, Thick Film, 0603 [1608 Metric], 100 mW</text:p>
          </table:table-cell>
        </table:table-row>
        <table:table-row table:style-name="ro1">
          <table:table-cell office:value-type="float" office:value="2861481">
            <text:p>2861481</text:p>
          </table:table-cell>
          <table:table-cell office:value-type="float" office:value="10">
            <text:p>10</text:p>
          </table:table-cell>
          <table:table-cell office:value-type="string">
            <text:p>CRGCQ0603F47K</text:p>
          </table:table-cell>
          <table:table-cell office:value-type="string">
            <text:p>TE CONNECTIVITY</text:p>
          </table:table-cell>
          <table:table-cell office:value-type="string">
            <text:p>TE CONNECTIVITY <text:s/>SMD Chip Resistor, 47 kohm, CRGCQ Series, 75 V, Thick Film, 0603 [1608 Metric], 100 mW</text:p>
          </table:table-cell>
        </table:table-row>
        <table:table-row table:style-name="ro2">
          <table:table-cell office:value-type="float" office:value="2447227">
            <text:p>2447227</text:p>
          </table:table-cell>
          <table:table-cell office:value-type="float" office:value="10">
            <text:p>10</text:p>
          </table:table-cell>
          <table:table-cell office:value-type="string">
            <text:p>MCWR06X1000FTL</text:p>
          </table:table-cell>
          <table:table-cell office:value-type="string">
            <text:p>MULTICOMP</text:p>
          </table:table-cell>
          <table:table-cell office:value-type="string">
            <text:p>MULTICOMP <text:s/>SMD Chip Resistor, 100 ohm, MCWR Series, 50 V, Thick Film, 0603 [1608 Metric], 100 mW</text:p>
          </table:table-cell>
        </table:table-row>
        <table:table-row table:style-name="ro2">
          <table:table-cell office:value-type="float" office:value="2447298">
            <text:p>2447298</text:p>
          </table:table-cell>
          <table:table-cell office:value-type="float" office:value="10">
            <text:p>10</text:p>
          </table:table-cell>
          <table:table-cell office:value-type="string">
            <text:p>MCWR06X2200FTL</text:p>
          </table:table-cell>
          <table:table-cell office:value-type="string">
            <text:p>MULTICOMP</text:p>
          </table:table-cell>
          <table:table-cell office:value-type="string">
            <text:p>MULTICOMP <text:s/>SMD Chip Resistor, 220 ohm, MCWR Series, 50 V, Thick Film, 0603 [1608 Metric], 100 mW</text:p>
          </table:table-cell>
        </table:table-row>
        <table:table-row table:style-name="ro2">
          <table:table-cell office:value-type="float" office:value="2078905">
            <text:p>2078905</text:p>
          </table:table-cell>
          <table:table-cell office:value-type="float" office:value="10">
            <text:p>10</text:p>
          </table:table-cell>
          <table:table-cell office:value-type="string">
            <text:p>ASC0603-470RFT5</text:p>
          </table:table-cell>
          <table:table-cell office:value-type="string">
            <text:p>TT ELECTRONICS / WELWYN</text:p>
          </table:table-cell>
          <table:table-cell office:value-type="string">
            <text:p>TT ELECTRONICS / WELWYN <text:s/>SMD Chip Resistor, 470 ohm, ASC Series, 50 V, Thick Film, 0603 [1608 Metric], 100 mW</text:p>
          </table:table-cell>
        </table:table-row>
        <table:table-row table:style-name="ro1">
          <table:table-cell office:value-type="float" office:value="2073453">
            <text:p>2073453</text:p>
          </table:table-cell>
          <table:table-cell office:value-type="float" office:value="10">
            <text:p>10</text:p>
          </table:table-cell>
          <table:table-cell office:value-type="string">
            <text:p>MCMR06X2702FTL</text:p>
          </table:table-cell>
          <table:table-cell office:value-type="string">
            <text:p>MULTICOMP</text:p>
          </table:table-cell>
          <table:table-cell office:value-type="string">
            <text:p>MULTICOMP <text:s/>SMD Chip Resistor, Ceramic, 27 kohm, MCMR Series, 75 V, Thick Film, 0603 [1608 Metric], 100 mW</text:p>
          </table:table-cell>
        </table:table-row>
        <table:table-row table:style-name="ro2">
          <table:table-cell office:value-type="float" office:value="2861445">
            <text:p>2861445</text:p>
          </table:table-cell>
          <table:table-cell office:value-type="float" office:value="10">
            <text:p>10</text:p>
          </table:table-cell>
          <table:table-cell office:value-type="string">
            <text:p>CRGCQ0603F47R</text:p>
          </table:table-cell>
          <table:table-cell office:value-type="string">
            <text:p>TE CONNECTIVITY</text:p>
          </table:table-cell>
          <table:table-cell office:value-type="string">
            <text:p>TE CONNECTIVITY <text:s/>SMD Chip Resistor, 47 ohm, CRGCQ Series, 75 V, Thick Film, 0603 [1608 Metric], 100 mW</text:p>
          </table:table-cell>
        </table:table-row>
        <table:table-row table:style-name="ro2">
          <table:table-cell office:value-type="float" office:value="2078888">
            <text:p>2078888</text:p>
          </table:table-cell>
          <table:table-cell office:value-type="float" office:value="10">
            <text:p>10</text:p>
          </table:table-cell>
          <table:table-cell office:value-type="string">
            <text:p>ASC0603-1R0FT5</text:p>
          </table:table-cell>
          <table:table-cell office:value-type="string">
            <text:p>TT ELECTRONICS / WELWYN</text:p>
          </table:table-cell>
          <table:table-cell office:value-type="string">
            <text:p>TT ELECTRONICS / WELWYN <text:s/>SMD Chip Resistor, 1 ohm, ASC Series, 50 V, Thick Film, 0603 [1608 Metric], 100 mW</text:p>
          </table:table-cell>
        </table:table-row>
        <table:table-row table:style-name="ro2">
          <table:table-cell office:value-type="float" office:value="2812361">
            <text:p>2812361</text:p>
          </table:table-cell>
          <table:table-cell office:value-type="float" office:value="20">
            <text:p>20</text:p>
          </table:table-cell>
          <table:table-cell office:value-type="float" office:value="885012206106">
            <text:p>885012206106</text:p>
          </table:table-cell>
          <table:table-cell office:value-type="string">
            <text:p>WURTH ELEKTRONIK</text:p>
          </table:table-cell>
          <table:table-cell office:value-type="string">
            <text:p>WURTH ELEKTRONIK <text:s/>SMD Multilayer Ceramic Capacitor, 470 pF, 100 V, 0603 [1608 Metric], ± 10%, X7R, WCAP-CSGP Series</text:p>
          </table:table-cell>
        </table:table-row>
        <table:table-row table:style-name="ro2">
          <table:table-cell office:value-type="float" office:value="2896437">
            <text:p>2896437</text:p>
          </table:table-cell>
          <table:table-cell office:value-type="float" office:value="10">
            <text:p>10</text:p>
          </table:table-cell>
          <table:table-cell office:value-type="string">
            <text:p>VJ0603Y222JXACW1BC</text:p>
          </table:table-cell>
          <table:table-cell office:value-type="string">
            <text:p>VISHAY</text:p>
          </table:table-cell>
          <table:table-cell office:value-type="string">
            <text:p>VISHAY <text:s/>SMD Multilayer Ceramic Capacitor, 2200 pF, 50 V, 0603 [1608 Metric], ± 5%, X7R, VJ Series</text:p>
          </table:table-cell>
        </table:table-row>
        <table:table-row table:style-name="ro2">
          <table:table-cell office:value-type="float" office:value="2896423">
            <text:p>2896423</text:p>
          </table:table-cell>
          <table:table-cell office:value-type="float" office:value="60">
            <text:p>60</text:p>
          </table:table-cell>
          <table:table-cell office:value-type="string">
            <text:p>VJ0603Y104JXACW1BC</text:p>
          </table:table-cell>
          <table:table-cell office:value-type="string">
            <text:p>VISHAY</text:p>
          </table:table-cell>
          <table:table-cell office:value-type="string">
            <text:p>VISHAY <text:s/>SMD Multilayer Ceramic Capacitor, 0.1 µF, 50 V, 0603 [1608 Metric], ± 5%, X7R, VJ Series</text:p>
          </table:table-cell>
        </table:table-row>
        <table:table-row table:style-name="ro1">
          <table:table-cell office:value-type="float" office:value="2066899">
            <text:p>2066899</text:p>
          </table:table-cell>
          <table:table-cell office:value-type="float" office:value="2">
            <text:p>2</text:p>
          </table:table-cell>
          <table:table-cell office:value-type="string">
            <text:p>744760410A</text:p>
          </table:table-cell>
          <table:table-cell office:value-type="string">
            <text:p>WURTH ELEKTRONIK</text:p>
          </table:table-cell>
          <table:table-cell office:value-type="string">
            <text:p>WURTH ELEKTRONIK <text:s/>Surface Mount High Frequency Inductor, WE-RFI Series, 10 µH, 80 mA, 0805 [2012 Metric], Wirewound</text:p>
          </table:table-cell>
        </table:table-row>
        <table:table-row table:style-name="ro2">
          <table:table-cell office:value-type="float" office:value="1675756">
            <text:p>1675756</text:p>
          </table:table-cell>
          <table:table-cell office:value-type="float" office:value="50">
            <text:p>50</text:p>
          </table:table-cell>
          <table:table-cell office:value-type="string">
            <text:p>MC34485</text:p>
          </table:table-cell>
          <table:table-cell office:value-type="string">
            <text:p>MULTICOMP</text:p>
          </table:table-cell>
          <table:table-cell office:value-type="string">
            <text:p>MULTICOMP <text:s/>Connector Housing, MC34 Series, Receptacle, 4 Ways, 2.54 mm, 2218T Crimp Contacts, Yes</text:p>
          </table:table-cell>
        </table:table-row>
        <table:table-row table:style-name="ro2">
          <table:table-cell office:value-type="float" office:value="1675755">
            <text:p>1675755</text:p>
          </table:table-cell>
          <table:table-cell office:value-type="float" office:value="50">
            <text:p>50</text:p>
          </table:table-cell>
          <table:table-cell office:value-type="string">
            <text:p>MC34483</text:p>
          </table:table-cell>
          <table:table-cell office:value-type="string">
            <text:p>MULTICOMP</text:p>
          </table:table-cell>
          <table:table-cell office:value-type="string">
            <text:p>MULTICOMP <text:s/>Connector Housing, MC34 Series, Receptacle, 3 Ways, 2.54 mm, 2218T Crimp Contacts, Yes</text:p>
          </table:table-cell>
        </table:table-row>
        <table:table-row table:style-name="ro2">
          <table:table-cell office:value-type="float" office:value="1675754">
            <text:p>1675754</text:p>
          </table:table-cell>
          <table:table-cell office:value-type="float" office:value="50">
            <text:p>50</text:p>
          </table:table-cell>
          <table:table-cell office:value-type="string">
            <text:p>MC34481</text:p>
          </table:table-cell>
          <table:table-cell office:value-type="string">
            <text:p>MULTICOMP</text:p>
          </table:table-cell>
          <table:table-cell office:value-type="string">
            <text:p>MULTICOMP <text:s/>Connector Housing, MC34 Series, Receptacle, 2 Ways, 2.54 mm, 2218T Crimp Contacts, Yes</text:p>
          </table:table-cell>
        </table:table-row>
        <table:table-row table:style-name="ro2">
          <table:table-cell office:value-type="float" office:value="1675764">
            <text:p>1675764</text:p>
          </table:table-cell>
          <table:table-cell office:value-type="float" office:value="50">
            <text:p>50</text:p>
          </table:table-cell>
          <table:table-cell office:value-type="string">
            <text:p>MC34629</text:p>
          </table:table-cell>
          <table:table-cell office:value-type="string">
            <text:p>MULTICOMP</text:p>
          </table:table-cell>
          <table:table-cell office:value-type="string">
            <text:p>MULTICOMP <text:s/>Wire-To-Board Connector, Vertical, 2.54 mm, 2 Contacts, Header, MC34 Series, Through Hole, 1 Rows</text:p>
          </table:table-cell>
        </table:table-row>
        <table:table-row table:style-name="ro1">
          <table:table-cell office:value-type="float" office:value="1860642">
            <text:p>1860642</text:p>
          </table:table-cell>
          <table:table-cell office:value-type="float" office:value="100">
            <text:p>100</text:p>
          </table:table-cell>
          <table:table-cell office:value-type="string">
            <text:p>MC346772</text:p>
          </table:table-cell>
          <table:table-cell office:value-type="string">
            <text:p>MULTICOMP</text:p>
          </table:table-cell>
          <table:table-cell office:value-type="string">
            <text:p>MULTICOMP <text:s/>Contact, Socket, Crimp, 18 AWG, Tin Plated Contacts, Multicomp's 4.2mm Housings</text:p>
          </table:table-cell>
        </table:table-row>
        <table:table-row table:style-name="ro1">
          <table:table-cell office:value-type="float" office:value="1748753">
            <text:p>1748753</text:p>
          </table:table-cell>
          <table:table-cell office:value-type="float" office:value="1">
            <text:p>1</text:p>
          </table:table-cell>
          <table:table-cell office:value-type="string">
            <text:p>744761047C</text:p>
          </table:table-cell>
          <table:table-cell office:value-type="string">
            <text:p>WURTH ELEKTRONIK</text:p>
          </table:table-cell>
          <table:table-cell office:value-type="string">
            <text:p>WURTH ELEKTRONIK <text:s/>Surface Mount High Frequency Inductor, WE-KI Series, 4.7 nH, 700 mA, 0603 [1608 Metric], Wirewound</text:p>
          </table:table-cell>
        </table:table-row>
        <table:table-row table:style-name="ro2">
          <table:table-cell office:value-type="float" office:value="2554980">
            <text:p>2554980</text:p>
          </table:table-cell>
          <table:table-cell office:value-type="float" office:value="1">
            <text:p>1</text:p>
          </table:table-cell>
          <table:table-cell office:value-type="string">
            <text:p>ZX62D-B-5P8(30)</text:p>
          </table:table-cell>
          <table:table-cell office:value-type="string">
            <text:p>HIROSE(HRS)</text:p>
          </table:table-cell>
          <table:table-cell office:value-type="string">
            <text:p>HIROSE(HRS) <text:s/>USB Connector, Micro USB Type B, USB 2.0, Receptacle, 5 Ways, Surface Mount, Through Hole Mount</text:p>
          </table:table-cell>
        </table:table-row>
        <table:table-row table:style-name="ro2">
          <table:table-cell office:value-type="float" office:value="2696554">
            <text:p>2696554</text:p>
          </table:table-cell>
          <table:table-cell office:value-type="float" office:value="10">
            <text:p>10</text:p>
          </table:table-cell>
          <table:table-cell office:value-type="string">
            <text:p>UCR10EVHFSR075</text:p>
          </table:table-cell>
          <table:table-cell office:value-type="string">
            <text:p>ROHM</text:p>
          </table:table-cell>
          <table:table-cell office:value-type="string">
            <text:p>ROHM <text:s/>SMD Current Sense Resistor, 0.075 ohm, UCR Series, 0805 [2012 Metric], 330 mW, ± 1%, Thick Fil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11/02/2018</text:date>, <text:time>01:1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01:19:53</dc:date>
    <meta:generator>OpenOffice/4.1.4$Unix OpenOffice.org_project/414m5$Build-9788</meta:generator>
    <meta:editing-duration>PT4M18S</meta:editing-duration>
    <meta:editing-cycles>1</meta:editing-cycles>
    <meta:document-statistic meta:table-count="1" meta:cell-count="260" meta:object-count="0"/>
  </office:meta>
</office:document-meta>
</file>